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7.501cm"/>
    </style:style>
    <style:style style:name="gr2" style:family="graphic" style:parent-style-name="standard">
      <style:graphic-properties draw:textarea-horizontal-align="justify" draw:textarea-vertical-align="middle" draw:auto-grow-height="false" fo:min-height="0.82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4.707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512cm" fo:min-width="3.05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639cm" fo:min-width="2.929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689cm" fo:min-width="8.644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715cm" fo:min-width="1.989cm"/>
    </style:style>
    <style:style style:name="gr10" style:family="graphic" style:parent-style-name="standard">
      <style:graphic-properties draw:textarea-horizontal-align="justify" draw:textarea-vertical-align="middle" draw:auto-grow-height="false" fo:min-height="1.201cm" fo:min-width="4.453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0.385cm" fo:min-width="0.516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0.639cm" fo:min-width="3.31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689cm" fo:min-width="1.7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12pt" style:font-size-asian="13pt" style:font-size-complex="13pt"/>
    </style:style>
    <style:style style:name="P7" style:family="paragraph">
      <loext:graphic-properties draw:fill-color="#cccccc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4.953cm" svg:x="2.295cm" svg:y="3.64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37cm" svg:height="1.07cm" svg:x="11.185cm" svg:y="7.199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143cm" svg:x="15.503cm" svg:y="7.199cm">
          <text:p text:style-name="P1"><text:span text:style-name="T1">Quantity</text:span></text:p>
          <text:p text:style-name="P1"><text:span text:style-name="T1">To 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334cm" svg:height="1.397cm" svg:x="11.185cm" svg:y="4.705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07cm" svg:height="0.762cm" svg:x="11.185cm" svg:y="3.816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556cm" svg:height="0.762cm" draw:transform="skewX (0.0130899693899575) translate (11.195cm 6.229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29cm" svg:height="0.889cm" svg:x="18.78cm" svg:y="5.318cm">
          <text:p text:style-name="P1"><text:span text:style-name="T2">Calculate final 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9.144cm" svg:height="0.939cm" svg:x="7.096cm" svg:y="1.94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489cm" svg:height="0.965cm" svg:x="2.143cm" svg:y="1.94cm">
          <text:p text:style-name="P1"><text:span text:style-name="T3">Name of online</text:span></text:p>
          <text:p text:style-name="P1"><text:span text:style-name="T3">marketpl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953cm" svg:height="1.451cm" svg:x="18.653cm" svg:y="3.54cm">
          <text:p text:style-name="P1">Total pr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4.953cm" svg:x="2.295cm" svg:y="8.977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37cm" svg:height="1.07cm" svg:x="11.185cm" svg:y="12.533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143cm" svg:x="15.503cm" svg:y="12.533cm">
          <text:p text:style-name="P1"><text:span text:style-name="T1">Quantity</text:span></text:p>
          <text:p text:style-name="P1"><text:span text:style-name="T1">To 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334cm" svg:height="1.397cm" svg:x="11.185cm" svg:y="10.039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07cm" svg:height="0.762cm" svg:x="11.185cm" svg:y="9.15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556cm" svg:height="0.762cm" draw:transform="skewX (0.0130899693899575) translate (11.195cm 11.563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4.953cm" svg:x="2.295cm" svg:y="14.311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37cm" svg:height="1.07cm" svg:x="11.185cm" svg:y="17.867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1.143cm" svg:x="15.503cm" svg:y="17.867cm">
          <text:p text:style-name="P1"><text:span text:style-name="T1">Quantity</text:span></text:p>
          <text:p text:style-name="P1"><text:span text:style-name="T1">To 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334cm" svg:height="1.397cm" svg:x="11.185cm" svg:y="15.373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07cm" svg:height="0.762cm" svg:x="11.185cm" svg:y="14.484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556cm" svg:height="0.762cm" draw:transform="skewX (0.0130899693899575) translate (11.195cm 16.897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016cm" svg:height="0.635cm" svg:x="1.127cm" svg:y="16.621cm">
          <text:p text:style-name="P1"><text:span text:style-name="T1">Chk</text:span></text:p>
          <text:p text:style-name="P1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016cm" svg:height="0.635cm" svg:x="1.127cm" svg:y="11.287cm">
          <text:p text:style-name="P1"><text:span text:style-name="T1">Chk</text:span></text:p>
          <text:p text:style-name="P1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016cm" svg:height="0.635cm" svg:x="1.127cm" svg:y="5.699cm">
          <text:p text:style-name="P1"><text:span text:style-name="T1">Chk</text:span></text:p>
          <text:p text:style-name="P1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889cm" svg:x="18.78cm" svg:y="6.334cm">
          <text:p text:style-name="P1"><text:span text:style-name="T2">Proceed to check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2.286cm" svg:height="0.939cm" svg:x="20.685cm" svg:y="1.943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286cm" svg:height="0.939cm" svg:x="23.225cm" svg:y="1.966cm">
          <text:p text:style-name="P1">Log out?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286cm" svg:height="0.939cm" svg:x="18.145cm" svg:y="1.889cm">
          <text:p text:style-name="P1">Purchase</text:p>
          <text:p text:style-name="P1">hist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0:24:26.327484038</meta:creation-date>
    <dc:date>2018-07-19T17:15:44.169318530</dc:date>
    <meta:editing-duration>PT15M25S</meta:editing-duration>
    <meta:editing-cycles>6</meta:editing-cycles>
    <meta:generator>LibreOffice/5.1.6.2$Linux_X86_64 LibreOffice_project/10m0$Build-2</meta:generator>
    <meta:document-statistic meta:object-count="29"/>
  </office:meta>
</office:document-meta>
</file>